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draw:auto-grow-height="true" fo:min-height="16.255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subtitle">
      <style:graphic-properties draw:fill-color="#ffffff" fo:min-height="16.255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I PRIMER ZOW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SOS A SEGUI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6.255cm" svg:x="1.4cm" svg:y="0.837cm" presentation:class="subtitle">
          <draw:text-box>
            <text:p>MONTAJE ELECTRÓNIC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R LIBRERÍA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EN WINDOWS: C:\Program Files (x86)\Arduino\libraries</text:p>
              </text:list-item>
              <text:list-item>
                <text:p>EN LINUX (TIPO UBUNTU): /usr/share/arduino/libraries (tendrás que usar la consola, y no olvidar otorgar permisos al menos 755 a las carpetas copiada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INSTALAR LIBRERÍA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>¿Qué librerías podemos utilizar?</text:p>
              </text:list-header>
              <text:list-item>
                <text:p>Las de bitbloq (nos permiten utilizar el sistema bitbloq de BQ para programar vía web con un sistema tipo Scratch a Zowi)----&gt;AÚN NO ESTAMOS PREPARADOS. https://github.com/bq/bitbloqLibs</text:p>
              </text:list-item>
              <text:list-item>
                <text:p>Las originales y más simples de Zowi----------------&gt;UTILIZAREMOS ÉSTAS EN ESTE TUTORIAL</text:p>
                <text:p>https://github.com/bqlabs/zow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INSTALAR LIBRERÍA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pan text:style-name="T1"><text:a xlink:href="https://github.com/bqlabs/zowi" xlink:type="simple">https://github.com/bqlabs/zowi</text:a></text:span></text:p>
                <text:p><text:span text:style-name="T1"/></text:p>
                <text:p><text:span text:style-name="T1">LAS LIBRERÍAS A INSTALAR ESTÁN EN /CODE/ZUM/LIBRARI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NUESTRO PRIMER PROGRA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¡Baila, Zowi!</text:span></text:p>
                <text:p><text:span text:style-name="T1"/></text:p>
                <text:p><text:span text:style-name="T1">Instalaremos el código SMOOTH_CRIMINAL.ino que está en /code/zu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1" draw:layer="layout" svg:width="25.199cm" svg:height="3.506cm" svg:x="1.4cm" svg:y="0.837cm" presentation:class="title">
          <draw:text-box>
            <text:p>¡CUIDADO CON LOS VALORES TRIM!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3">
              <text:list-header>
                <text:p text:style-name="P1"><text:span text:style-name="T2">#define TRIM_RR -7</text:span></text:p>
                <text:p text:style-name="P1"><text:span text:style-name="T2">#define TRIM_RL -2</text:span></text:p>
                <text:p text:style-name="P1"><text:span text:style-name="T2">#define TRIM_YR <text:s/>0</text:span></text:p>
                <text:p text:style-name="P1"><text:span text:style-name="T2">#define TRIM_YL 7</text:span></text:p>
                <text:p text:style-name="P1"><text:span text:style-name="T2">EXPERIMENTA CON LOS VALORES DE DESVÍO DE POSICIÓ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2">
        <draw:frame presentation:style-name="pr7" draw:layer="layout" svg:width="25.199cm" svg:height="16.255cm" svg:x="1.4cm" svg:y="0.837cm" presentation:class="subtitle">
          <draw:text-box>
            <text:p>¡PUES ESO ES TODO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9:57:21.739000000</meta:creation-date>
    <dc:date>2016-01-17T21:21:57.224000000</dc:date>
    <meta:editing-duration>PT1H15M28S</meta:editing-duration>
    <meta:editing-cycles>3</meta:editing-cycles>
    <meta:generator>LibreOffice/4.1.2.3$Windows_x86 LibreOffice_project/40b2d7fde7e8d2d7bc5a449dc65df4d08a7dd38</meta:generator>
    <meta:document-statistic meta:object-count="52"/>
  </office:meta>
</office:document-meta>
</file>